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StarSymbol" svg:font-family="StarSymbol"/>
    <style:font-face style:name="StarSymbol1" svg:font-family="StarSymbol, 'Arial Unicode MS'"/>
    <style:font-face style:name="Courier New" svg:font-family="'Courier New'" style:font-family-generic="modern" style:font-pitch="fixed"/>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Courier New"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text-properties style:font-name="Arial1"/>
    </style:style>
    <style:style style:name="T1" style:family="text">
      <style:text-properties style:font-name="Courier New" fo:font-size="10pt" style:font-size-asian="10pt" style:font-size-complex="10pt"/>
    </style:style>
    <style:style style:name="T2" style:family="text">
      <style:text-properties style:font-name="Bitstream Vera Sans" fo:font-weight="bold" style:font-name-asian="Bitstream Vera Sans" style:font-weight-asian="bold" style:font-name-complex="Bitstream Vera Sans" style:font-weight-complex="bold"/>
    </style:style>
    <style:style style:name="T3" style:family="text">
      <style:text-properties fo:font-weight="bold" style:font-name-asian="Bitstream Vera Sans" style:font-weight-asian="bold" style:font-name-complex="Bitstream Vera Sans"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tel</text:h>
      <text:p text:style-name="Standard">Wir sind 4 Architekten und haben letztes Jahr zusammen eine Workshopreihe zum Thema Buildsysteme durchgeführt</text:p>
      <text:p text:style-name="Standard"/>
      <text:h text:style-name="Heading_20_1" text:outline-level="1">Was erwartet uns?</text:h>
      <text:p text:style-name="Standard">Um Buildsysteme zu bewerten wollen wir zuerst unsere Erwartungshaltung formulieren.</text:p>
      <text:p text:style-name="Standard">Dann kommen wir natürlich nicht ohne die Platzhirsche </text:p>
      <text:p text:style-name="Standard"><text:tab/>Ant und Maven aus – wir schaun uns die beiden Kandidaten an und versuchen Sie einzuordnen</text:p>
      <text:p text:style-name="Standard">Zu guter Letzt denken wir darüber nach, wie win Buildsystem aussehen könnten, wenn wir uns eines wünschen dürften :-)</text:p>
      <text:p text:style-name="Standard"/>
      <text:h text:style-name="Heading_20_1" text:outline-level="1">Erwartungshaltung an ein Build</text:h>
      <text:p text:style-name="Standard">Zentrale Forderung CRISP – wir erwarten, dass uns ein Buildsystem dabei optimal unterstützt</text:p>
      <text:list xml:id="list1355255975" text:style-name="L1">
        <text:list-item>
          <text:p text:style-name="P2">Complete (alles was zum Build gebraucht wird ist auch im build enthalten – keine manuellen Schritte erforderlich)</text:p>
        </text:list-item>
        <text:list-item>
          <text:p text:style-name="P2">Repeatable (bei wiederholten builds identische Artefakte)</text:p>
        </text:list-item>
        <text:list-item>
          <text:p text:style-name="P2">Informative (automatisierte Tests, Reports, sucess or failed)</text:p>
        </text:list-item>
        <text:list-item>
          <text:p text:style-name="P2">Schedulable</text:p>
        </text:list-item>
        <text:list-item>
          <text:p text:style-name="P2">Portable (Windows, *nix, keine absoluten Pfade)</text:p>
        </text:list-item>
      </text:list>
      <text:h text:style-name="Heading_20_1" text:outline-level="1" text:is-list-header="true">Erwartungshaltung an ein Buildsystem</text:h>
      <text:p text:style-name="Standard">Darüber hinaus:</text:p>
      <text:list xml:id="list2010331759" text:style-name="L2">
        <text:list-item>
          <text:p text:style-name="P3">Multiprojektfähigkeit: gute Unterstützung für builds mit vielen Projekten <text:s/>(Abhängigkeiten sind modular beschreibbar, das Projekt ist in Teilen baubar)</text:p>
        </text:list-item>
        <text:list-item>
          <text:p text:style-name="P3">IDE-Integration: Abhängigkeitsdefinition nach dem DRY-Prinzip (dont repeate yourself) in Eclipse (.classpath), Idea, Netbeans, ...</text:p>
        </text:list-item>
        <text:list-item>
          <text:p text:style-name="P3">performant (um minimale Roundtrip-Zeiten zu ermöglichen)</text:p>
        </text:list-item>
        <text:list-item>
          <text:p text:style-name="P3">Dependency Typen und Scopes: Projekte, 3rd Party-Lib, vielleicht scopes </text:p>
        </text:list-item>
      </text:list>
      <text:list xml:id="list1720375278" text:style-name="L3">
        <text:list-item>
          <text:p text:style-name="P4">Reifegrad: stabile Releases – stabile Tools – Konzepte durchgängig funktional</text:p>
        </text:list-item>
        <text:list-item>
          <text:p text:style-name="P4">einfach und angemessen (essential, not accidental complexity, Lernkurve)</text:p>
        </text:list-item>
        <text:list-item>
          <text:p text:style-name="P4">Convention over Configuration: Gute Konventionen als Voreinstellung</text:p>
        </text:list-item>
        <text:list-item>
          <text:p text:style-name="P4">leicht anpassbar bei abweichenden Anforderungen</text:p>
        </text:list-item>
      </text:list>
      <text:h text:style-name="Heading_20_1" text:outline-level="1">Erstes Beispiel: Ant</text:h>
      <text:p text:style-name="Standard">Ant ist eine umfassende Sammlung von Build-Werkzeugen, d. h.</text:p>
      <text:list xml:id="list1062194154" text:style-name="L4">
        <text:list-item>
          <text:p text:style-name="P5">alles Wichtige vorhanden</text:p>
        </text:list-item>
        <text:list-item>
          <text:p text:style-name="P5">deklarative Beschreibung der Buildreihenfolge</text:p>
        </text:list-item>
        <text:list-item>
          <text:p text:style-name="P5">Dependencies nur zwischen Targets – gibt’s jemand, der ANT nicht kennt?</text:p>
          <text:list>
            <text:list-item>
              <text:p text:style-name="P5">Targets sind die einzelnen Buildschritte, wie compilieren, copieren, packen, usw...</text:p>
            </text:list-item>
          </text:list>
          <text:p text:style-name="P5"/>
        </text:list-item>
      </text:list>
      <text:h text:style-name="Heading_20_1" text:outline-level="1"><text:soft-page-break/>Einordnung von Ant</text:h>
      <text:list xml:id="list700308783" text:style-name="L5">
        <text:list-item>
          <text:p text:style-name="P6">Complete: </text:p>
          <text:list>
            <text:list-item>
              <text:p text:style-name="P6">Wichtige Tools wie Compiler, Packer und Fileoperationen sind im Releaseumfang vorhanden</text:p>
            </text:list-item>
            <text:list-item>
              <text:p text:style-name="P6">Mächtige Basis Mechanismen für den Umgang mit Dateien, Verzeichnisse und Archiven</text:p>
            </text:list-item>
          </text:list>
        </text:list-item>
        <text:list-item>
          <text:p text:style-name="P6">Repeatable: beim nochmaligen Bauen sind gleiche Ergebnisse gut erreichbar.</text:p>
        </text:list-item>
        <text:list-item>
          <text:p text:style-name="P6">Informative: Hier kommt die erste ernsthafte Schwäche von Ant zum tragen – Reports für die Testergebnisse, Codequalität, Testabdeckung usw. sind zwar als Erweiterungen vorhanden. Ein integriertes zusammen ist aber nur sehr schwer erreichbar.</text:p>
          <text:list>
            <text:list-item>
              <text:p text:style-name="P6">JavaDoc &amp; Java2Html erzeugen</text:p>
            </text:list-item>
            <text:list-item>
              <text:p text:style-name="P6">Statische Reports: PMD, Checkstyle, Findbugs</text:p>
            </text:list-item>
            <text:list-item>
              <text:p text:style-name="P6">Testergebnisse</text:p>
            </text:list-item>
            <text:list-item>
              <text:p text:style-name="P6">Testabdeckung</text:p>
            </text:list-item>
            <text:list-item>
              <text:p text:style-name="P6">Paketabhängigkeiten als Grafik und verstoß gegen Regeln</text:p>
            </text:list-item>
            <text:list-item>
              <text:p text:style-name="P6">aggregierte Information für Multiprojekt</text:p>
            </text:list-item>
          </text:list>
        </text:list-item>
        <text:list-item>
          <text:p text:style-name="P6">Portable: Überall, wo java läuft</text:p>
        </text:list-item>
        <text:list-item>
          <text:p text:style-name="P6">Hoher Reifegrad: Schon lange im Einsatz, daher Erweiterungen für alle Lebenslagen verfügbar</text:p>
        </text:list-item>
        <text:list-item>
          <text:p text:style-name="P6">Multiprojektfähigkeit sind out of the Box nicht unterstützt (Abhilfe: z.B. Ivy)</text:p>
        </text:list-item>
        <text:list-item>
          <text:p text:style-name="P6">Integration in alle relevanten IDEs verfügbar aber nicht vollständig (multiprojekt)</text:p>
        </text:list-item>
        <text:list-item>
          <text:p text:style-name="P6">Performance ganz okay – verteilt aber nicht so ohne weiteres</text:p>
        </text:list-item>
        <text:list-item>
          <text:p text:style-name="P6">Verwaltung von 3rd Party-Libs fehlt vollständig</text:p>
        </text:list-item>
        <text:list-item>
          <text:p text:style-name="P6">Konventionen gibt es nur sehr unzureichen (Targets Clean, ...)</text:p>
        </text:list-item>
        <text:list-item>
          <text:p text:style-name="P6">Anpassbarkeit: Ist fast alles möglich, aber nicht immer einfach</text:p>
          <text:p text:style-name="P6"/>
        </text:list-item>
      </text:list>
      <text:h text:style-name="Heading_20_1" text:outline-level="1">Erfahrung mit ANT</text:h>
      <text:list xml:id="list166566690" text:style-name="L6">
        <text:list-item>
          <text:p text:style-name="P7">Manchmal ist Imperative Verarbeitung wünschenswert (Reihenfolgen, Schleifen ...)</text:p>
        </text:list-item>
        <text:list-item>
          <text:p text:style-name="P7">Builddefinition in XML ist gesprächig</text:p>
        </text:list-item>
        <text:list-item>
          <text:p text:style-name="P7">build.xml als Sprache verstanden hat deutliche Lücken – sobald Sie mal versuchen, ein fremdes Buildscript zu lesen oder eine Klasse von ähnlichen Tasks zu schreiben werden Sie das sehr schnell merken.</text:p>
        </text:list-item>
      </text:list>
      <text:p text:style-name="Standard"/>
      <text:h text:style-name="Heading_20_1" text:outline-level="1">Zweites Beispiel: Maven</text:h>
      <text:p text:style-name="Standard">Wenn Ant eine Werkzeugkiste ist, dann ist Maven ein vollständiges Buildsystem. Zusätzlich zu der Werkzeugfülle von Ant bietet Maven:</text:p>
      <text:list xml:id="list1749886805" text:style-name="L7">
        <text:list-item>
          <text:p text:style-name="P8">Multiprojekt Support – hierarchisch oder flach</text:p>
        </text:list-item>
        <text:list-item>
          <text:p text:style-name="P8">Ein 3rd Party Bibliothekskonzept, in dem mehrfach genutzte Libraries endlich ordentlich verwaltet werden können (log4j)</text:p>
        </text:list-item>
        <text:list-item>
          <text:p text:style-name="P8">Mut zu meist sinnvollen Konventionen – Verzeichnisstruktur</text:p>
        </text:list-item>
        <text:list-item>
          <text:p text:style-name="P8">Integriertes Reporting, das recht schnell aufgesetzt werden kann – aber nur im flachen Multiprojekt</text:p>
        </text:list-item>
        <text:list-item>
          <text:p text:style-name="P8">Es gibt Scopes für Compile, Test, Packaging</text:p>
          <text:p text:style-name="P8"/>
        </text:list-item>
      </text:list>
      <text:h text:style-name="Heading_20_1" text:outline-level="1">Einordnung von Maven</text:h>
      <text:list xml:id="list594414495" text:continue-list="list700308783" text:style-name="L5">
        <text:list-item text:start-value="1">
          <text:p text:style-name="P6">Complete: ja – ist alles essenzielle vorhanden – leider nicht immer als teil eines <text:soft-page-break/>stabilen Releases</text:p>
        </text:list-item>
        <text:list-item>
          <text:p text:style-name="P6">Repeatable: Ganz großes Manko! - 3rd Party Libs und Maven-Module werden transparent nachgeladen, d.h. zwei Builds mit selbem Stand zu unterschiedlichen Zeiten können unterschiedliche Ergebnisse liefern – das passiert sogar recht häufig.</text:p>
        </text:list-item>
        <text:list-item>
          <text:p text:style-name="P6">Informative: Die Integration der gängigen Reports ist ganz okay, bei weitergehenden Konfigurationswünschen wird aber schnell die unterschiedliche Reife der einzelnen Module spürbar.</text:p>
        </text:list-item>
        <text:list-item>
          <text:p text:style-name="P6">Portable: Überall, wo java läuft und wo ein Netzzugang vorhanden ist (transparentes Nachladen)</text:p>
        </text:list-item>
        <text:list-item>
          <text:p text:style-name="P6">Hoher Reifegrad: Benötigte Module sind häufig nur in einer Entwicklerversion verfügbar – entsprechend oft gibt’s Instabilitäten.</text:p>
        </text:list-item>
        <text:list-item>
          <text:p text:style-name="P6">Multiprojektfähigkeit sind out of the Box unterstützt</text:p>
        </text:list-item>
        <text:list-item>
          <text:p text:style-name="P6">Integration in alle relevanten IDEs verfügbar aber nicht immer dry</text:p>
        </text:list-item>
        <text:list-item>
          <text:p text:style-name="P6">Performance ist schlecht</text:p>
        </text:list-item>
        <text:list-item>
          <text:p text:style-name="P6">Verwaltung von 3rd Party-Libs ist enthalten aber oft umständlich – viele kleine Versionen, auf die Maven Bibliothek festgelegt, keine richtige Wahl über die Granularität, komplexe Repository Struktur</text:p>
        </text:list-item>
        <text:list-item>
          <text:p text:style-name="P6">Konventionen sind meist richtig klasse – nur gibt’s keine effektive Möglichkeit davon abzuweichen – manchmal etwas overengeneered</text:p>
        </text:list-item>
        <text:list-item>
          <text:p text:style-name="P6">Anpassbarkeit: Entgegen der Konventionen und weitgehenden Konzepte schwierig</text:p>
        </text:list-item>
      </text:list>
      <text:p text:style-name="Standard"/>
      <text:h text:style-name="Heading_20_1" text:outline-level="1">Erfahrungen mit Maven</text:h>
      <text:list xml:id="list993705986" text:style-name="L8">
        <text:list-item>
          <text:p text:style-name="P9">Wegen dem transparenten Netzzugang für libs und Module ist ein Arbeiten ohne Netzzugang fast unmöglich. Es gibt zwar Möglichkeiten, man muss dazu aber Proxy- Und Spiegelrepositories aufsetzen und verwalten.</text:p>
        </text:list-item>
        <text:list-item>
          <text:p text:style-name="P9">Transitivität im Compile-Scope verursacht intransparente Abhängigkeiten zu 3rd Party Libs (Wissen Sie, von wieviel anderen Projekten Spring, Hibernate oder Seam abhängen?)</text:p>
        </text:list-item>
        <text:list-item>
          <text:p text:style-name="P9">Die Einschränkung auf ein Artefact pro Projekt bläht den Build künstlich auf – ist echt nervig, wenn Sie Funktionalität in einem War Projekt in einem weiteren Projekt integrativ testen wollen ...</text:p>
        </text:list-item>
        <text:list-item>
          <text:p text:style-name="P9">Viele Maven Module funktionieren nicht sauber im Multiprojekt Modus</text:p>
        </text:list-item>
        <text:list-item>
          <text:p text:style-name="P9">Keine Unterscheidung zw. Projekt und 3rd Party Libs in der Abhängigkeits def – damit gibt’s sofort eine semantische Lücke zu Eclipse (Grenzen von Refactorings oder dem bearbeiteten Projekt)</text:p>
        </text:list-item>
        <text:list-item>
          <text:p text:style-name="P9">Unterschiedlicher Reifegrad der Maven Module – macht sich in unterschiedlichen Konfigurationsphilosophien bemerkbar – oftmals Zwang, das neueste Entwicklermodul zu verwenden – mit den entsprechenden Folgen für die Stabilität.</text:p>
        </text:list-item>
      </text:list>
      <text:h text:style-name="Heading_20_1" text:outline-level="1">Fragen, die offen bleiben</text:h>
      <text:p text:style-name="Standard">Warum XML und weitere ConfigFiles als Buildsprache?</text:p>
      <text:p text:style-name="Standard">Gibt es einen angemessenen Mittelweg in der Bibliotheksverwaltung?</text:p>
      <text:p text:style-name="Standard"/>
      <text:p text:style-name="Standard"/>
      <text:h text:style-name="Heading_20_1" text:outline-level="1">Buildng – was ist drin</text:h>
      <text:p text:style-name="Standard">kein XML – jeder build ist ein Java-Programm</text:p>
      <text:p text:style-name="Standard">nutzt ANT – bietet ein fluent interface für Ant in Java an (elegAnt)</text:p>
      <text:p text:style-name="Standard"><text:soft-page-break/>unterscheidet Abhängigkeiten zu anderen Projekten und zu Bibliotheken (jars)</text:p>
      <text:p text:style-name="Standard">keine Versionen von Bibliotheken</text:p>
      <text:p text:style-name="Standard">Bibliotheken liegen im Dateisystem, nicht in irgendeinem Repository. Keine Vorgaben zur Verzeichnisstruktur, keine Verwaltung von Versionen </text:p>
      <text:p text:style-name="Standard">Compile-Abhängigkeiten sind nicht-transitiv, Test/Runtime-Abhängigkeiten sind transitiv</text:p>
      <text:p text:style-name="Standard">sinnvolle Konventionen (a la Maven, z. b. Verzeichnisstruktur)</text:p>
      <text:p text:style-name="Standard"/>
      <text:h text:style-name="Heading_20_1" text:outline-level="1">Quellcode eines builds</text:h>
      <text:p text:style-name="Text_20_body">Motto: „Eat your own dog food“.</text:p>
      <text:p text:style-name="Text_20_body">Das Beispiel <text:a xlink:type="simple" xlink:href="http://code.google.com/p/build-ng/source/browse/trunk/build/src/buildng/java/Build.java">http://code.google.com/p/build-ng/source/browse/trunk/build/src/buildng/java/Build.java</text:a> zeigt wie buildng sich selbst baut.</text:p>
      <text:p text:style-name="Text_20_body">Highlights:</text:p>
      <text:p text:style-name="P1">public static void main(String[] args) {</text:p>
      <text:p text:style-name="P1"><text:s text:c="8"/>buildElegantGen();</text:p>
      <text:p text:style-name="P1"><text:s text:c="8"/>buildBuildNg();</text:p>
      <text:p text:style-name="P1"><text:s text:c="4"/>}</text:p>
      <text:p text:style-name="Text_20_body">Builds sind ganz normale Java-Programme mit einer Main-Methode.</text:p>
      <text:p text:style-name="Text_20_body">Builds lassen sich mit den Sprachelementen von Java strukturieren: Hier durch 2 Untermethoden.</text:p>
      <text:p text:style-name="P1"><text:s text:c="4"/>private static void buildElegantGen() {</text:p>
      <text:p text:style-name="P1"><text:s text:c="8"/>Model <text:s text:c="2"/>model <text:s text:c="9"/>= Defaults.createDefaultModel("..", "lib");</text:p>
      <text:p text:style-name="P1"><text:s text:c="8"/>Project elegantGenProject = model.createProject("elegant-gen");</text:p>
      <text:p text:style-name="Text_20_body">Alle Projekte eines Builds gehören zu einem Model. Das ist die Verwaltungseinheit eines Builds in Analogie zu einem Workspace in Eclipse. Die Konvention sieht vor, dass alle Projekte jeweils in einem Unterverzeichnis mit dem Namen des Projektes unterhalb des Model-Verzeichnisses liegen.</text:p>
      <text:p text:style-name="P1"><text:s text:c="8"/>elegantGenProject</text:p>
      <text:p text:style-name="P1"><text:s text:c="12"/>.addDependency("log4j-1.2.15.jar")</text:p>
      <text:p text:style-name="P1"><text:s text:c="12"/>.addDependency("commons/commons-lang-2.4.jar")</text:p>
      <text:p text:style-name="P1"><text:s text:c="12"/>.addDependency("ant/ant-1.7.0.jar")</text:p>
      <text:p text:style-name="P1"><text:s text:c="12"/>.addDependency("ant/ant-antlr-1.7.0.jar")</text:p>
      <text:p text:style-name="P1"><text:s text:c="12"/>.addDependency("ant/ant-nodeps-1.7.0.jar")</text:p>
      <text:p text:style-name="P1"><text:s text:c="12"/>.addDependency("ant/ant-jdepend-1.7.0.jar")</text:p>
      <text:p text:style-name="P1"><text:s text:c="12"/>.addDependency("ant/ant-commons-net-1.7.0.jar")</text:p>
      <text:p text:style-name="P1"><text:s text:c="12"/>.addDependency("ant/ant-junit-1.7.0.jar")</text:p>
      <text:p text:style-name="P1"><text:s text:c="12"/>.addDependency("ant/ant-apache-oro-1.7.0.jar")</text:p>
      <text:p text:style-name="P1"><text:s text:c="12"/>.addDependency("ant/ant-jsch-1.7.0.jar")</text:p>
      <text:p text:style-name="P1"><text:s text:c="12"/>.addDependency("ant/ant-jmf-1.7.0.jar")</text:p>
      <text:p text:style-name="P1"><text:s text:c="12"/>.addDependency("ant/ant-swing-1.7.0.jar")</text:p>
      <text:p text:style-name="P1"><text:s text:c="12"/>.addDependency("testng-5.4-jdk15.jar", LibraryScope.TEST);</text:p>
      <text:p text:style-name="Text_20_body">Es können Abhängigkeiten zu Bibliotheken definiert werden. Die Konvention sieht ein zentrales Verzeichnis vor. Bei der Definition werden relative Pfade zu den Bibliotheken ausgehend von dem zentralen Verzeichnis angegeben. Es können Scopes übergeben <text:soft-page-break/>werden. Default ist COMPILE. </text:p>
      <text:p text:style-name="Text_20_body"><text:span text:style-name="T1"><text:s text:c="8"/></text:span></text:p>
      <text:p text:style-name="P1"><text:s text:c="8"/>model.build(TaskType.CLEAN, TaskType.COMPILE, TaskType.PACKAGE, TaskType.RELEASE);</text:p>
      <text:p text:style-name="P1"><text:s text:c="4"/>}</text:p>
      <text:p text:style-name="P1"/>
      <text:p text:style-name="Text_20_body">Über das Model wird ein Build aufgerufen. Ein build besteht aus einer Reihe von Tasks die auf jedes Projekt aufgerufen werden.</text:p>
      <text:p text:style-name="P1"/>
      <text:p text:style-name="P1"><text:s text:c="4"/>private static void buildBuildNg() {</text:p>
      <text:p text:style-name="P1"><text:s text:c="8"/>Model <text:s text:c="2"/>model <text:s text:c="9"/>= Defaults.createDefaultModel("..", "lib");</text:p>
      <text:p text:style-name="P1"><text:s text:c="8"/>Project elegantProject = model.createProject("elegant");</text:p>
      <text:p text:style-name="P1"><text:s text:c="8"/>Project buildngProject = model.createProject("buildng");</text:p>
      <text:p text:style-name="P1"><text:s text:c="8"/></text:p>
      <text:p text:style-name="P1"><text:s text:c="8"/>elegantProject</text:p>
      <text:p text:style-name="P1"><text:s text:c="12"/>.addDependency("log4j-1.2.15.jar")</text:p>
      <text:p text:style-name="P1"><text:s text:c="12"/>.addDependency("commons/commons-lang-2.4.jar")</text:p>
      <text:p text:style-name="P1"><text:s text:c="12"/>.addDependency("ant/ant-1.7.0.jar")</text:p>
      <text:p text:style-name="P1"><text:s text:c="12"/>.addDependency("ant/ant-antlr-1.7.0.jar")</text:p>
      <text:p text:style-name="P1"><text:s text:c="12"/>.addDependency("ant/ant-nodeps-1.7.0.jar")</text:p>
      <text:p text:style-name="P1"><text:s text:c="12"/>.addDependency("ant/ant-jdepend-1.7.0.jar")</text:p>
      <text:p text:style-name="P1"><text:s text:c="12"/>.addDependency("ant/ant-commons-net-1.7.0.jar")</text:p>
      <text:p text:style-name="P1"><text:s text:c="12"/>.addDependency("ant/ant-junit-1.7.0.jar")</text:p>
      <text:p text:style-name="P1"><text:s text:c="12"/>.addDependency("ant/ant-apache-oro-1.7.0.jar")</text:p>
      <text:p text:style-name="P1"><text:s text:c="12"/>.addDependency("ant/ant-jsch-1.7.0.jar")</text:p>
      <text:p text:style-name="P1"><text:s text:c="12"/>.addDependency("ant/ant-jmf-1.7.0.jar")</text:p>
      <text:p text:style-name="P1"><text:s text:c="12"/>.addDependency("ant/ant-swing-1.7.0.jar")</text:p>
      <text:p text:style-name="P1"><text:s text:c="12"/>.addDependency("aspectj/aspectjtools-1.6.0.jar")</text:p>
      <text:p text:style-name="P1"><text:s text:c="12"/>.addDependency("testng-5.4-jdk15.jar", LibraryScope.TEST);</text:p>
      <text:p text:style-name="P1"/>
      <text:p text:style-name="P1"><text:s text:c="8"/></text:p>
      <text:p text:style-name="P1"><text:s text:c="8"/>final CompilerConfiguration compilerConf <text:s text:c="2"/>= new CompilerConfiguration()</text:p>
      <text:p text:style-name="P1"><text:s text:c="16"/>.sourceFolders("src/main/java", SRC_MAIN_JAVA_GEN)</text:p>
      <text:p text:style-name="P1"><text:s text:c="16"/>.testSourceFolders("src/test/java");</text:p>
      <text:p text:style-name="P1"><text:s text:c="8"/>Builder elegantGenerator = new Builder() {</text:p>
      <text:p text:style-name="P1"><text:s text:c="12"/>public void build(Model pModel, Project pProject) {</text:p>
      <text:p text:style-name="P1"><text:s text:c="16"/>ElegantBuilder elegant = new ElegantBuilder(pProject.getBaseDir());</text:p>
      <text:p text:style-name="P1"><text:s text:c="16"/></text:p>
      <text:p text:style-name="P1"><text:s text:c="16"/>elegant.delete().dir(SRC_MAIN_JAVA_GEN).execute();</text:p>
      <text:p text:style-name="P1"><text:s text:c="16"/></text:p>
      <text:p text:style-name="P1"><text:s text:c="16"/>new FluidGenerator().generateElegant(new File(pProject.getBaseDir(), SRC_MAIN_JAVA_GEN));</text:p>
      <text:p text:style-name="P1"><text:soft-page-break/><text:s text:c="12"/>}</text:p>
      <text:p text:style-name="P1"><text:s text:c="8"/>};</text:p>
      <text:p text:style-name="P1"><text:s text:c="8"/>Compiler <text:s text:c="13"/>compiler <text:s text:c="6"/>= new Compiler(compilerConf);</text:p>
      <text:p text:style-name="P1"><text:s text:c="8"/>elegantProject.putBuilderForTaskType(new CompositeBuilder(elegantGenerator, compiler), TaskType.COMPILE);</text:p>
      <text:p text:style-name="Text_20_body">Hier sieht man, wie der COMPILE Task angepasst werden kann. Bevor der Compiler aufgerufen wird, wird über den FluidGenerator Code generiert. Der Compiler ist schon so flexibel, dass er mit mehreren Source-Verzeichnissen umgehen kann. Das wird in der CompilerConfiguration festgelegt. Die Reihenfolge der Schritte wird über einen CompositeBuilder festgelegt.</text:p>
      <text:p text:style-name="P1"><text:s text:c="8"/></text:p>
      <text:p text:style-name="P1"><text:s text:c="8"/>buildngProject</text:p>
      <text:p text:style-name="P1"><text:s text:c="12"/>.addDependency(elegantProject)</text:p>
      <text:p text:style-name="Text_20_body">Neben Abhängigkeiten zu Projekten können auch Abhängigkeiten zu anderen Projekten definiert werden Das sieht dann so wie in der vorigen Zeile aus.</text:p>
      <text:p text:style-name="P1"><text:s text:c="12"/>.addDependency("aspectj/aspectjrt-1.6.0.jar")</text:p>
      <text:p text:style-name="P1"><text:s text:c="12"/>.addDependency("log4j-1.2.15.jar")</text:p>
      <text:p text:style-name="P1"><text:s text:c="12"/>.addDependency("commons/commons-lang-2.4.jar")</text:p>
      <text:p text:style-name="P1"><text:s text:c="12"/>.addDependency("ant/ant-1.7.0.jar")</text:p>
      <text:p text:style-name="P1"><text:s text:c="12"/>.addDependency("hibernate/hibernate-3.2.6.GA.jar")</text:p>
      <text:p text:style-name="P1"><text:s text:c="12"/>.addDependency("hibernate-annotations/hibernate-annotations-3.3.1.GA.jar")</text:p>
      <text:p text:style-name="P1"><text:s text:c="12"/>.addDependency("hibernate-annotations/hibernate-commmons-annotations-3.3.1.GA.jar")</text:p>
      <text:p text:style-name="P1"><text:s text:c="12"/>.addDependency("jee/jta-1.0.1.jar")</text:p>
      <text:p text:style-name="P1"><text:s text:c="12"/>.addDependency("jee/ejb-persistence-3.0.jar")</text:p>
      <text:p text:style-name="P1"><text:s text:c="12"/>.addDependency("jee/jee-5.0.jar")</text:p>
      <text:p text:style-name="P1"><text:s text:c="12"/>.addDependency("pmd/pmd-4.2.1.jar")</text:p>
      <text:p text:style-name="P1"><text:s text:c="12"/>.addDependency("testng-5.4-jdk15.jar", LibraryScope.TEST) <text:s text:c="7"/></text:p>
      <text:p text:style-name="P1"><text:s text:c="12"/>.addExternalDependency(System.getenv("JAVA_HOME") + "/lib/tools.jar");</text:p>
      <text:p text:style-name="P1"><text:s text:c="8"/>AspectJCompiler <text:s text:c="13"/>ajCompiler <text:s text:c="6"/>= new AspectJCompiler(compilerConf);</text:p>
      <text:p text:style-name="P1"><text:s text:c="8"/>buildngProject.putBuilderForTaskType(ajCompiler, TaskType.COMPILE);</text:p>
      <text:p text:style-name="P1"><text:s text:c="16"/></text:p>
      <text:p text:style-name="P1"><text:s text:c="8"/>model.build(TaskType.CLEAN, TaskType.COMPILE, TaskType.PACKAGE, TaskType.RELEASE);</text:p>
      <text:p text:style-name="P1"><text:s text:c="4"/>}</text:p>
      <text:h text:style-name="Heading_20_1" text:outline-level="1">Buildng – was fehlt noch</text:h>
      <text:list xml:id="list670917199" text:style-name="L9">
        <text:list-item>
          <text:p text:style-name="P10">Infrastruktur für Berichte</text:p>
        </text:list-item>
        <text:list-item>
          <text:p text:style-name="P10">builder für ejb-module, ear</text:p>
        </text:list-item>
        <text:list-item>
          <text:p text:style-name="P10">Ide Integration</text:p>
        </text:list-item>
      </text:list>
      <text:p text:style-name="Standard"/>
      <text:h text:style-name="Heading_20_1" text:outline-level="1"><text:soft-page-break/>Gradle: ein interessanter Neuling</text:h>
      <text:list xml:id="list689940750" text:style-name="L10">
        <text:list-item>
          <text:p text:style-name="P11">Groovy-Skripte</text:p>
        </text:list-item>
        <text:list-item>
          <text:p text:style-name="P11">Ant, Ivyv als Basis. Groovy-DSL als API.</text:p>
        </text:list-item>
        <text:list-item>
          <text:p text:style-name="P11">Build-by-convention Plugins</text:p>
        </text:list-item>
        <text:list-item>
          <text:p text:style-name="P11">Umfangreiche Multiprojekt-Unterstützung</text:p>
        </text:list-item>
        <text:list-item>
          <text:p text:style-name="P11">Aktuell Version 0.5.2 verfügbar</text:p>
        </text:list-item>
        <text:list-item>
          <text:p text:style-name="P11">Die wichtigsten Features sind drin</text:p>
        </text:list-item>
        <text:list-item>
          <text:p text:style-name="P11">Für produktiven Einsatz geeignet. Die Basis ist stabil.</text:p>
        </text:list-item>
        <text:list-item>
          <text:p text:style-name="P11"><text:span text:style-name="T3">Mehr unter: </text:span><text:s/>http://www.gradle.org</text:p>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StarSymbol" svg:font-family="StarSymbol"/>
    <style:font-face style:name="StarSymbol1" svg:font-family="StarSymbol, 'Arial Unicode MS'"/>
    <style:font-face style:name="Courier New" svg:font-family="'Courier New'" style:font-family-generic="modern" style:font-pitch="fixed"/>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Default_7e_LT_7e_Gliederung_20_1" style:display-name="Default~LT~Gliederung 1" style:family="paragraph">
      <style:paragraph-properties fo:margin-left="0.078in" fo:margin-right="0in" fo:margin-top="0.0398in" fo:margin-bottom="0.2374in" style:line-height-at-least="0.698in" fo:text-align="start" style:justify-single-word="false" fo:text-indent="0in" style:auto-text-indent="false" style:text-autospace="none">
        <style:tab-stops>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 style:position="7.7827in"/>
          <style:tab-stop style:position="8.2744in"/>
          <style:tab-stop style:position="8.7654in"/>
          <style:tab-stop style:position="9.2571in"/>
          <style:tab-stop style:position="9.748in"/>
        </style:tab-stops>
      </style:paragraph-properties>
      <style:text-properties fo:color="#000000" style:text-outline="false" style:text-line-through-style="none" style:font-name="HG Mincho Light J" fo:font-size="28pt" fo:font-style="normal" fo:text-shadow="none" style:text-underline-style="none" fo:font-weight="normal" style:font-name-asian="HG Mincho Light J" style:font-size-asian="28pt" style:font-style-asian="normal" style:font-weight-asian="normal" style:font-name-complex="HG Mincho Light J" style:font-size-complex="28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52in" fo:margin-right="0in" fo:margin-top="0in" fo:margin-bottom="0.1575in" fo:line-height="96%" fo:text-indent="0in" style:auto-text-indent="false">
        <style:tab-stops>
          <style:tab-stop style:position="-0.722in"/>
          <style:tab-stop style:position="-0.2307in"/>
          <style:tab-stop style:position="0.2602in"/>
          <style:tab-stop style:position="0.752in"/>
          <style:tab-stop style:position="1.2429in"/>
          <style:tab-stop style:position="1.7346in"/>
          <style:tab-stop style:position="2.2256in"/>
          <style:tab-stop style:position="2.7173in"/>
          <style:tab-stop style:position="3.2083in"/>
          <style:tab-stop style:position="3.7in"/>
          <style:tab-stop style:position="4.1909in"/>
          <style:tab-stop style:position="4.6827in"/>
          <style:tab-stop style:position="5.1736in"/>
          <style:tab-stop style:position="5.6654in"/>
          <style:tab-stop style:position="6.1563in"/>
          <style:tab-stop style:position="6.648in"/>
          <style:tab-stop style:position="7.139in"/>
          <style:tab-stop style:position="7.6299in"/>
          <style:tab-stop style:position="8.1217in"/>
          <style:tab-stop style:position="8.6134in"/>
        </style:tab-stops>
      </style:paragraph-properties>
    </style:style>
    <style:style style:name="Default_7e_LT_7e_Gliederung_20_3" style:display-name="Default~LT~Gliederung 3" style:family="paragraph" style:parent-style-name="Default_7e_LT_7e_Gliederung_20_2">
      <style:paragraph-properties fo:margin-left="1.1681in" fo:margin-right="0in" fo:margin-top="0in" fo:margin-bottom="0.1181in" fo:text-indent="0in" style:auto-text-indent="false">
        <style:tab-stops>
          <style:tab-stop style:position="-0.8626in"/>
          <style:tab-stop style:position="-0.3717in"/>
          <style:tab-stop style:position="0.1201in"/>
          <style:tab-stop style:position="0.611in"/>
          <style:tab-stop style:position="1.102in"/>
          <style:tab-stop style:position="1.5937in"/>
          <style:tab-stop style:position="2.0854in"/>
          <style:tab-stop style:position="2.5764in"/>
          <style:tab-stop style:position="3.0681in"/>
          <style:tab-stop style:position="3.5591in"/>
          <style:tab-stop style:position="4.0508in"/>
          <style:tab-stop style:position="4.5417in"/>
          <style:tab-stop style:position="5.0335in"/>
          <style:tab-stop style:position="5.5244in"/>
          <style:tab-stop style:position="6.0161in"/>
          <style:tab-stop style:position="6.5071in"/>
          <style:tab-stop style:position="6.9984in"/>
          <style:tab-stop style:position="7.4898in"/>
          <style:tab-stop style:position="7.9811in"/>
          <style:tab-stop style:position="8.47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4819in" fo:margin-right="0in" fo:margin-top="0in" fo:margin-bottom="0.0799in" fo:text-indent="0in" style:auto-text-indent="false">
        <style:tab-stops>
          <style:tab-stop style:position="-1in"/>
          <style:tab-stop style:position="-0.5083in"/>
          <style:tab-stop style:position="-0.0165in"/>
          <style:tab-stop style:position="0.4744in"/>
          <style:tab-stop style:position="0.9661in"/>
          <style:tab-stop style:position="1.4571in"/>
          <style:tab-stop style:position="1.9484in"/>
          <style:tab-stop style:position="2.4398in"/>
          <style:tab-stop style:position="2.9311in"/>
          <style:tab-stop style:position="3.422in"/>
          <style:tab-stop style:position="3.9138in"/>
          <style:tab-stop style:position="4.4047in"/>
          <style:tab-stop style:position="4.8965in"/>
          <style:tab-stop style:position="5.3874in"/>
          <style:tab-stop style:position="5.8791in"/>
          <style:tab-stop style:position="6.3701in"/>
          <style:tab-stop style:position="6.8618in"/>
          <style:tab-stop style:position="7.3528in"/>
          <style:tab-stop style:position="7.8445in"/>
          <style:tab-stop style:position="8.3354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1.7984in" fo:margin-right="0in" fo:margin-top="0in" fo:margin-bottom="0.0398in" fo:text-indent="0in" style:auto-text-indent="false">
        <style:tab-stops>
          <style:tab-stop style:position="-1.6319in"/>
          <style:tab-stop style:position="-1.1409in"/>
          <style:tab-stop style:position="-0.6492in"/>
          <style:tab-stop style:position="-0.1583in"/>
          <style:tab-stop style:position="0.3335in"/>
          <style:tab-stop style:position="0.8244in"/>
          <style:tab-stop style:position="1.3161in"/>
          <style:tab-stop style:position="1.8071in"/>
          <style:tab-stop style:position="2.298in"/>
          <style:tab-stop style:position="2.7898in"/>
          <style:tab-stop style:position="3.2811in"/>
          <style:tab-stop style:position="3.772in"/>
          <style:tab-stop style:position="4.2638in"/>
          <style:tab-stop style:position="4.7547in"/>
          <style:tab-stop style:position="5.2465in"/>
          <style:tab-stop style:position="5.7374in"/>
          <style:tab-stop style:position="6.2291in"/>
          <style:tab-stop style:position="6.7201in"/>
          <style:tab-stop style:position="7.2118in"/>
          <style:tab-stop style:position="7.7028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6%"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text-emphasize="none"/>
    </style:style>
    <style:style style:name="Default_7e_LT_7e_Untertitel" style:display-name="Default~LT~Untertitel" style:family="paragraph">
      <style:paragraph-properties fo:margin-left="0.2236in" fo:margin-right="0in" fo:margin-top="0in" fo:margin-bottom="0in" style:line-height-at-least="0.5874in" fo:text-align="center" style:justify-single-word="false" fo:text-indent="0in" style:auto-text-indent="false" style:text-autospace="none">
        <style:tab-stops>
          <style:tab-stop style:position="0in"/>
          <style:tab-stop style:position="0.2673in"/>
          <style:tab-stop style:position="0.7583in"/>
          <style:tab-stop style:position="1.25in"/>
          <style:tab-stop style:position="1.7409in"/>
          <style:tab-stop style:position="2.2319in"/>
          <style:tab-stop style:position="2.7236in"/>
          <style:tab-stop style:position="3.2154in"/>
          <style:tab-stop style:position="3.7063in"/>
          <style:tab-stop style:position="4.198in"/>
          <style:tab-stop style:position="4.689in"/>
          <style:tab-stop style:position="5.1807in"/>
          <style:tab-stop style:position="5.6717in"/>
          <style:tab-stop style:position="6.1634in"/>
          <style:tab-stop style:position="6.6543in"/>
          <style:tab-stop style:position="7.1457in"/>
          <style:tab-stop style:position="7.6366in"/>
          <style:tab-stop style:position="8.1283in"/>
          <style:tab-stop style:position="8.6193in"/>
          <style:tab-stop style:position="9.111in"/>
          <style:tab-stop style:position="9.602in"/>
        </style:tab-stops>
      </style:paragraph-properties>
      <style:text-properties fo:color="#000000" style:text-outline="false" style:text-line-through-style="none" style:font-name="HG Mincho Light J" fo:font-size="24pt" fo:font-style="normal" fo:text-shadow="none" style:text-underline-style="none" fo:font-weight="normal" style:font-name-asian="HG Mincho Light J" style:font-size-asian="24pt" style:font-style-asian="normal" style:font-weight-asian="normal" style:font-name-complex="HG Mincho Light J" style:font-size-complex="24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el" style:family="paragraph">
      <style:paragraph-properties fo:margin-left="0in" fo:margin-right="0in" fo:margin-top="0in" fo:margin-bottom="0in" fo:line-height="96%"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text-emphasize="none"/>
    </style:style>
    <style:style style:name="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Gliederung_20_1" style:display-name="Gliederung 1" style:family="paragraph">
      <style:paragraph-properties fo:margin-left="0.078in" fo:margin-right="0in" fo:margin-top="0.0398in" fo:margin-bottom="0.2374in" style:line-height-at-least="0.698in" fo:text-align="start" style:justify-single-word="false" fo:text-indent="0in" style:auto-text-indent="false" style:text-autospace="none">
        <style:tab-stops>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 style:position="7.7827in"/>
          <style:tab-stop style:position="8.2744in"/>
          <style:tab-stop style:position="8.7654in"/>
          <style:tab-stop style:position="9.2571in"/>
          <style:tab-stop style:position="9.748in"/>
        </style:tab-stops>
      </style:paragraph-properties>
      <style:text-properties fo:color="#000000" style:text-outline="false" style:text-line-through-style="none" style:font-name="HG Mincho Light J" fo:font-size="28pt" fo:font-style="normal" fo:text-shadow="none" style:text-underline-style="none" fo:font-weight="normal" style:font-name-asian="HG Mincho Light J" style:font-size-asian="28pt" style:font-style-asian="normal" style:font-weight-asian="normal" style:font-name-complex="HG Mincho Light J" style:font-size-complex="28pt" style:font-style-complex="normal" style:font-weight-complex="normal" style:text-emphasize="none"/>
    </style:style>
    <style:style style:name="Gliederung_20_2" style:display-name="Gliederung 2" style:family="paragraph" style:parent-style-name="Gliederung_20_1">
      <style:paragraph-properties fo:margin-left="0.852in" fo:margin-right="0in" fo:margin-top="0in" fo:margin-bottom="0.1575in" fo:line-height="96%" fo:text-indent="0in" style:auto-text-indent="false">
        <style:tab-stops>
          <style:tab-stop style:position="-0.722in"/>
          <style:tab-stop style:position="-0.2307in"/>
          <style:tab-stop style:position="0.2602in"/>
          <style:tab-stop style:position="0.752in"/>
          <style:tab-stop style:position="1.2429in"/>
          <style:tab-stop style:position="1.7346in"/>
          <style:tab-stop style:position="2.2256in"/>
          <style:tab-stop style:position="2.7173in"/>
          <style:tab-stop style:position="3.2083in"/>
          <style:tab-stop style:position="3.7in"/>
          <style:tab-stop style:position="4.1909in"/>
          <style:tab-stop style:position="4.6827in"/>
          <style:tab-stop style:position="5.1736in"/>
          <style:tab-stop style:position="5.6654in"/>
          <style:tab-stop style:position="6.1563in"/>
          <style:tab-stop style:position="6.648in"/>
          <style:tab-stop style:position="7.139in"/>
          <style:tab-stop style:position="7.6299in"/>
          <style:tab-stop style:position="8.1217in"/>
          <style:tab-stop style:position="8.6134in"/>
        </style:tab-stops>
      </style:paragraph-properties>
    </style:style>
    <style:style style:name="Gliederung_20_3" style:display-name="Gliederung 3" style:family="paragraph" style:parent-style-name="Gliederung_20_2">
      <style:paragraph-properties fo:margin-left="1.1681in" fo:margin-right="0in" fo:margin-top="0in" fo:margin-bottom="0.1181in" fo:text-indent="0in" style:auto-text-indent="false">
        <style:tab-stops>
          <style:tab-stop style:position="-0.8626in"/>
          <style:tab-stop style:position="-0.3717in"/>
          <style:tab-stop style:position="0.1201in"/>
          <style:tab-stop style:position="0.611in"/>
          <style:tab-stop style:position="1.102in"/>
          <style:tab-stop style:position="1.5937in"/>
          <style:tab-stop style:position="2.0854in"/>
          <style:tab-stop style:position="2.5764in"/>
          <style:tab-stop style:position="3.0681in"/>
          <style:tab-stop style:position="3.5591in"/>
          <style:tab-stop style:position="4.0508in"/>
          <style:tab-stop style:position="4.5417in"/>
          <style:tab-stop style:position="5.0335in"/>
          <style:tab-stop style:position="5.5244in"/>
          <style:tab-stop style:position="6.0161in"/>
          <style:tab-stop style:position="6.5071in"/>
          <style:tab-stop style:position="6.9984in"/>
          <style:tab-stop style:position="7.4898in"/>
          <style:tab-stop style:position="7.9811in"/>
          <style:tab-stop style:position="8.472in"/>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4819in" fo:margin-right="0in" fo:margin-top="0in" fo:margin-bottom="0.0799in" fo:text-indent="0in" style:auto-text-indent="false">
        <style:tab-stops>
          <style:tab-stop style:position="-1in"/>
          <style:tab-stop style:position="-0.5083in"/>
          <style:tab-stop style:position="-0.0165in"/>
          <style:tab-stop style:position="0.4744in"/>
          <style:tab-stop style:position="0.9661in"/>
          <style:tab-stop style:position="1.4571in"/>
          <style:tab-stop style:position="1.9484in"/>
          <style:tab-stop style:position="2.4398in"/>
          <style:tab-stop style:position="2.9311in"/>
          <style:tab-stop style:position="3.422in"/>
          <style:tab-stop style:position="3.9138in"/>
          <style:tab-stop style:position="4.4047in"/>
          <style:tab-stop style:position="4.8965in"/>
          <style:tab-stop style:position="5.3874in"/>
          <style:tab-stop style:position="5.8791in"/>
          <style:tab-stop style:position="6.3701in"/>
          <style:tab-stop style:position="6.8618in"/>
          <style:tab-stop style:position="7.3528in"/>
          <style:tab-stop style:position="7.8445in"/>
          <style:tab-stop style:position="8.3354in"/>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1.7984in" fo:margin-right="0in" fo:margin-top="0in" fo:margin-bottom="0.0398in" fo:text-indent="0in" style:auto-text-indent="false">
        <style:tab-stops>
          <style:tab-stop style:position="-1.6319in"/>
          <style:tab-stop style:position="-1.1409in"/>
          <style:tab-stop style:position="-0.6492in"/>
          <style:tab-stop style:position="-0.1583in"/>
          <style:tab-stop style:position="0.3335in"/>
          <style:tab-stop style:position="0.8244in"/>
          <style:tab-stop style:position="1.3161in"/>
          <style:tab-stop style:position="1.8071in"/>
          <style:tab-stop style:position="2.298in"/>
          <style:tab-stop style:position="2.7898in"/>
          <style:tab-stop style:position="3.2811in"/>
          <style:tab-stop style:position="3.772in"/>
          <style:tab-stop style:position="4.2638in"/>
          <style:tab-stop style:position="4.7547in"/>
          <style:tab-stop style:position="5.2465in"/>
          <style:tab-stop style:position="5.7374in"/>
          <style:tab-stop style:position="6.2291in"/>
          <style:tab-stop style:position="6.7201in"/>
          <style:tab-stop style:position="7.2118in"/>
          <style:tab-stop style:position="7.7028in"/>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tandard_7e_LT_7e_Gliederung_20_1" style:display-name="Standard~LT~Gliederung 1" style:family="paragraph">
      <style:paragraph-properties fo:margin-left="0in" fo:margin-right="0in" fo:margin-top="0in" fo:margin-bottom="0.1965in" style:line-height-at-least="0.9098in" fo:text-align="start" style:justify-single-word="false" fo:text-indent="0in" style:auto-text-indent="false" style:text-autospace="none">
        <style:tab-stops>
          <style:tab-stop style:position="0.4425in"/>
          <style:tab-stop style:position="0.9339in"/>
          <style:tab-stop style:position="1.4252in"/>
          <style:tab-stop style:position="1.9165in"/>
          <style:tab-stop style:position="2.4075in"/>
          <style:tab-stop style:position="2.8992in"/>
          <style:tab-stop style:position="3.3902in"/>
          <style:tab-stop style:position="3.8819in"/>
          <style:tab-stop style:position="4.3728in"/>
          <style:tab-stop style:position="4.8646in"/>
          <style:tab-stop style:position="5.3555in"/>
          <style:tab-stop style:position="5.8465in"/>
          <style:tab-stop style:position="6.3382in"/>
          <style:tab-stop style:position="6.8299in"/>
          <style:tab-stop style:position="7.3209in"/>
          <style:tab-stop style:position="7.8126in"/>
          <style:tab-stop style:position="8.3035in"/>
          <style:tab-stop style:position="8.7953in"/>
          <style:tab-stop style:position="9.2862in"/>
          <style:tab-stop style:position="9.778in"/>
        </style:tab-stops>
      </style:paragraph-properties>
      <style:text-properties fo:color="#000000" style:text-outline="false" style:text-line-through-style="none" style:font-name="HG Mincho Light J" fo:font-size="28pt" fo:font-style="normal" fo:text-shadow="none" style:text-underline-style="none" fo:font-weight="normal" style:font-name-asian="HG Mincho Light J" style:font-size-asian="28pt" style:font-style-asian="normal" style:font-weight-asian="normal" style:font-name-complex="HG Mincho Light J" style:font-size-complex="28pt" style:font-style-complex="normal" style:font-weight-complex="normal"/>
    </style:style>
    <style:style style:name="Standard_7e_LT_7e_Gliederung_20_2" style:display-name="Standard~LT~Gliederung 2" style:family="paragraph" style:parent-style-name="Standard_7e_LT_7e_Gliederung_20_1">
      <style:paragraph-properties fo:margin-left="0.3937in" fo:margin-right="0in" fo:margin-top="0in" fo:margin-bottom="0.1575in" fo:text-indent="-0.3937in" style:auto-text-indent="false">
        <style:tab-stops>
          <style:tab-stop style:position="-0.2654in"/>
          <style:tab-stop style:position="0in"/>
          <style:tab-stop style:position="0.2256in"/>
          <style:tab-stop style:position="0.7173in"/>
          <style:tab-stop style:position="1.2083in"/>
          <style:tab-stop style:position="1.7in"/>
          <style:tab-stop style:position="2.1909in"/>
          <style:tab-stop style:position="2.6827in"/>
          <style:tab-stop style:position="3.1736in"/>
          <style:tab-stop style:position="3.6646in"/>
          <style:tab-stop style:position="4.1563in"/>
          <style:tab-stop style:position="4.648in"/>
          <style:tab-stop style:position="5.139in"/>
          <style:tab-stop style:position="5.6307in"/>
          <style:tab-stop style:position="6.1217in"/>
          <style:tab-stop style:position="6.6134in"/>
          <style:tab-stop style:position="7.1043in"/>
          <style:tab-stop style:position="7.5957in"/>
          <style:tab-stop style:position="8.0866in"/>
          <style:tab-stop style:position="8.5783in"/>
          <style:tab-stop style:position="9.0693in"/>
        </style:tab-stops>
      </style:paragraph-properties>
      <style:text-properties fo:font-size="26pt" style:font-size-asian="26pt" style:font-size-complex="26pt"/>
    </style:style>
    <style:style style:name="Standard_7e_LT_7e_Gliederung_20_3" style:display-name="Standard~LT~Gliederung 3" style:family="paragraph" style:parent-style-name="Standard_7e_LT_7e_Gliederung_20_2">
      <style:paragraph-properties fo:margin-left="0.8154in" fo:margin-right="0in" fo:margin-top="0in" fo:margin-bottom="0.1181in" style:line-height-at-least="0.139in" fo:text-indent="-0.4602in" style:auto-text-indent="false">
        <style:tab-stops>
          <style:tab-stop style:position="-0.5118in"/>
          <style:tab-stop style:position="-0.0201in"/>
          <style:tab-stop style:position="0in"/>
          <style:tab-stop style:position="0.4709in"/>
          <style:tab-stop style:position="0.9626in"/>
          <style:tab-stop style:position="1.4535in"/>
          <style:tab-stop style:position="1.9453in"/>
          <style:tab-stop style:position="2.4362in"/>
          <style:tab-stop style:position="2.928in"/>
          <style:tab-stop style:position="3.4189in"/>
          <style:tab-stop style:position="3.9102in"/>
          <style:tab-stop style:position="4.4016in"/>
          <style:tab-stop style:position="4.8929in"/>
          <style:tab-stop style:position="5.3839in"/>
          <style:tab-stop style:position="5.8756in"/>
          <style:tab-stop style:position="6.3665in"/>
          <style:tab-stop style:position="6.8575in"/>
          <style:tab-stop style:position="7.3492in"/>
          <style:tab-stop style:position="7.8409in"/>
          <style:tab-stop style:position="8.3319in"/>
          <style:tab-stop style:position="8.8236in"/>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1.1299in" fo:margin-right="0in" fo:margin-top="0in" fo:margin-bottom="0.0799in" fo:text-indent="-0.4646in" style:auto-text-indent="false">
        <style:tab-stops>
          <style:tab-stop style:position="-0.6492in"/>
          <style:tab-stop style:position="-0.1575in"/>
          <style:tab-stop style:position="0in"/>
          <style:tab-stop style:position="0.3335in"/>
          <style:tab-stop style:position="0.8252in"/>
          <style:tab-stop style:position="1.3161in"/>
          <style:tab-stop style:position="1.8075in"/>
          <style:tab-stop style:position="2.2984in"/>
          <style:tab-stop style:position="2.7902in"/>
          <style:tab-stop style:position="3.2811in"/>
          <style:tab-stop style:position="3.7728in"/>
          <style:tab-stop style:position="4.2638in"/>
          <style:tab-stop style:position="4.7547in"/>
          <style:tab-stop style:position="5.2465in"/>
          <style:tab-stop style:position="5.7382in"/>
          <style:tab-stop style:position="6.2291in"/>
          <style:tab-stop style:position="6.7209in"/>
          <style:tab-stop style:position="7.2118in"/>
          <style:tab-stop style:position="7.7035in"/>
          <style:tab-stop style:position="8.1945in"/>
          <style:tab-stop style:position="8.6862in"/>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1.8in" fo:margin-right="0in" fo:margin-top="0in" fo:margin-bottom="0.0398in" fo:text-indent="0in" style:auto-text-indent="false">
        <style:tab-stops>
          <style:tab-stop style:position="-1.6354in"/>
          <style:tab-stop style:position="-1.1437in"/>
          <style:tab-stop style:position="-0.6528in"/>
          <style:tab-stop style:position="-0.161in"/>
          <style:tab-stop style:position="0.3299in"/>
          <style:tab-stop style:position="0.8217in"/>
          <style:tab-stop style:position="1.3126in"/>
          <style:tab-stop style:position="1.8043in"/>
          <style:tab-stop style:position="2.2953in"/>
          <style:tab-stop style:position="2.7866in"/>
          <style:tab-stop style:position="3.278in"/>
          <style:tab-stop style:position="3.7693in"/>
          <style:tab-stop style:position="4.2602in"/>
          <style:tab-stop style:position="4.752in"/>
          <style:tab-stop style:position="5.2429in"/>
          <style:tab-stop style:position="5.7346in"/>
          <style:tab-stop style:position="6.2256in"/>
          <style:tab-stop style:position="6.7173in"/>
          <style:tab-stop style:position="7.2083in"/>
          <style:tab-stop style:position="7.7in"/>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in" fo:margin-right="0in" fo:margin-top="0in" fo:margin-bottom="0in" fo:line-height="98%" fo:text-align="start" style:justify-single-word="false" fo:text-indent="0in" style:auto-text-indent="false" style:text-autospace="none">
        <style:tab-stops>
          <style:tab-stop style:position="0in"/>
          <style:tab-stop style:position="0.1091in"/>
          <style:tab-stop style:position="0.6008in"/>
          <style:tab-stop style:position="1.0917in"/>
          <style:tab-stop style:position="1.5835in"/>
          <style:tab-stop style:position="2.0744in"/>
          <style:tab-stop style:position="2.5661in"/>
          <style:tab-stop style:position="3.0571in"/>
          <style:tab-stop style:position="3.5484in"/>
          <style:tab-stop style:position="4.0398in"/>
          <style:tab-stop style:position="4.5311in"/>
          <style:tab-stop style:position="5.022in"/>
          <style:tab-stop style:position="5.5138in"/>
          <style:tab-stop style:position="6.0047in"/>
          <style:tab-stop style:position="6.4965in"/>
          <style:tab-stop style:position="6.9874in"/>
          <style:tab-stop style:position="7.4791in"/>
          <style:tab-stop style:position="7.9701in"/>
          <style:tab-stop style:position="8.461in"/>
          <style:tab-stop style:position="8.9528in"/>
          <style:tab-stop style:position="9.4437in"/>
        </style:tab-stops>
      </style:paragraph-properties>
      <style:text-properties fo:color="#000000" style:text-outline="false" style:text-line-through-style="none" style:font-name="HG Mincho Light J" fo:font-size="32pt" fo:letter-spacing="normal" fo:font-style="normal" fo:text-shadow="none" style:text-underline-style="none" fo:font-weight="normal" style:letter-kerning="false" style:font-name-asian="HG Mincho Light J" style:font-size-asian="32pt" style:font-style-asian="normal" style:font-weight-asian="normal" style:font-name-complex="HG Mincho Light J" style:font-size-complex="32pt" style:font-style-complex="normal" style:font-weight-complex="normal"/>
    </style:style>
    <style:style style:name="Standard_7e_LT_7e_Untertitel" style:display-name="Standard~LT~Untertitel" style:family="paragraph">
      <style:paragraph-properties fo:margin-left="0.2256in" fo:margin-right="0in" fo:margin-top="0in" fo:margin-bottom="0in" style:line-height-at-least="0.5909in" fo:text-align="center" style:justify-single-word="false" fo:text-indent="0in" style:auto-text-indent="false" style:text-autospace="none">
        <style:tab-stops>
          <style:tab-stop style:position="0in"/>
          <style:tab-stop style:position="0.2654in"/>
          <style:tab-stop style:position="0.7571in"/>
          <style:tab-stop style:position="1.248in"/>
          <style:tab-stop style:position="1.7398in"/>
          <style:tab-stop style:position="2.2307in"/>
          <style:tab-stop style:position="2.722in"/>
          <style:tab-stop style:position="3.2134in"/>
          <style:tab-stop style:position="3.7047in"/>
          <style:tab-stop style:position="4.1957in"/>
          <style:tab-stop style:position="4.6874in"/>
          <style:tab-stop style:position="5.1783in"/>
          <style:tab-stop style:position="5.6701in"/>
          <style:tab-stop style:position="6.161in"/>
          <style:tab-stop style:position="6.6528in"/>
          <style:tab-stop style:position="7.1437in"/>
          <style:tab-stop style:position="7.6346in"/>
          <style:tab-stop style:position="8.1264in"/>
          <style:tab-stop style:position="8.6181in"/>
          <style:tab-stop style:position="9.1091in"/>
          <style:tab-stop style:position="9.6008in"/>
        </style:tab-stops>
      </style:paragraph-properties>
      <style:text-properties fo:color="#000000" style:text-outline="false" style:text-line-through-style="none" style:font-name="HG Mincho Light J" fo:font-size="24pt" fo:font-style="normal" fo:text-shadow="none" style:text-underline-style="none" fo:font-weight="normal" style:font-name-asian="HG Mincho Light J" style:font-size-asian="24pt" style:font-style-asian="normal" style:font-weight-asian="normal" style:font-name-complex="HG Mincho Light J" style:font-size-complex="24pt" style:font-style-complex="normal" style:font-weight-complex="normal"/>
    </style:style>
    <style:style style:name="Standard_7e_LT_7e_Notizen" style:display-name="Standard~LT~Notizen" style:family="paragraph">
      <style:paragraph-properties fo:margin-left="0in" fo:margin-right="0in" fo:margin-top="0.0626in" fo:margin-bottom="0in" fo:line-height="97%"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96%"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Outline_20_1" style:display-name="Outline 1" style:family="paragraph">
      <style:paragraph-properties fo:margin-left="0in" fo:margin-right="0in" fo:margin-top="0.0398in" fo:margin-bottom="0.2374in" style:line-height-at-least="0.698in" fo:text-align="start" style:justify-single-word="false" fo:text-indent="0in" style:auto-text-indent="false" style:text-autospace="none">
        <style:tab-stops>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 style:position="7.7827in"/>
          <style:tab-stop style:position="8.2744in"/>
          <style:tab-stop style:position="8.7654in"/>
          <style:tab-stop style:position="9.2571in"/>
          <style:tab-stop style:position="9.748in"/>
        </style:tab-stops>
      </style:paragraph-properties>
      <style:text-properties fo:color="#000000" style:text-outline="false" style:text-line-through-style="none" style:font-name="HG Mincho Light J" fo:font-size="28pt" fo:font-style="normal" fo:text-shadow="none" style:text-underline-style="none" fo:font-weight="normal" style:font-name-asian="HG Mincho Light J" style:font-size-asian="28pt" style:font-style-asian="normal" style:font-weight-asian="normal" style:font-name-complex="HG Mincho Light J" style:font-size-complex="28pt" style:font-style-complex="normal" style:font-weight-complex="normal" style:text-emphasize="none"/>
    </style:style>
    <style:style style:name="Outline_20_2" style:display-name="Outline 2" style:family="paragraph" style:parent-style-name="Outline_20_1">
      <style:paragraph-properties fo:margin-top="0in" fo:margin-bottom="0.1575in" fo:line-height="96%">
        <style:tab-stops>
          <style:tab-stop style:position="0.1299in"/>
          <style:tab-stop style:position="0.6217in"/>
          <style:tab-stop style:position="1.1126in"/>
          <style:tab-stop style:position="1.6043in"/>
          <style:tab-stop style:position="2.0953in"/>
          <style:tab-stop style:position="2.5866in"/>
          <style:tab-stop style:position="3.078in"/>
          <style:tab-stop style:position="3.5693in"/>
          <style:tab-stop style:position="4.0602in"/>
          <style:tab-stop style:position="4.552in"/>
          <style:tab-stop style:position="5.0429in"/>
          <style:tab-stop style:position="5.5346in"/>
          <style:tab-stop style:position="6.0256in"/>
          <style:tab-stop style:position="6.5173in"/>
          <style:tab-stop style:position="7.0083in"/>
          <style:tab-stop style:position="7.5in"/>
          <style:tab-stop style:position="7.9909in"/>
          <style:tab-stop style:position="8.4819in"/>
          <style:tab-stop style:position="8.9736in"/>
          <style:tab-stop style:position="9.4654in"/>
        </style:tab-stops>
      </style:paragraph-properties>
    </style:style>
    <style:style style:name="Outline_20_3" style:display-name="Outline 3" style:family="paragraph" style:parent-style-name="Outline_20_2">
      <style:paragraph-properties fo:margin-top="0in" fo:margin-bottom="0.1181in">
        <style:tab-stops>
          <style:tab-stop style:position="0.3055in"/>
          <style:tab-stop style:position="0.7965in"/>
          <style:tab-stop style:position="1.2882in"/>
          <style:tab-stop style:position="1.7791in"/>
          <style:tab-stop style:position="2.2701in"/>
          <style:tab-stop style:position="2.7618in"/>
          <style:tab-stop style:position="3.2535in"/>
          <style:tab-stop style:position="3.7445in"/>
          <style:tab-stop style:position="4.2362in"/>
          <style:tab-stop style:position="4.7272in"/>
          <style:tab-stop style:position="5.2189in"/>
          <style:tab-stop style:position="5.7098in"/>
          <style:tab-stop style:position="6.2016in"/>
          <style:tab-stop style:position="6.6925in"/>
          <style:tab-stop style:position="7.1839in"/>
          <style:tab-stop style:position="7.6752in"/>
          <style:tab-stop style:position="8.1665in"/>
          <style:tab-stop style:position="8.6575in"/>
          <style:tab-stop style:position="9.1492in"/>
          <style:tab-stop style:position="9.640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in" fo:margin-bottom="0.0799in">
        <style:tab-stops>
          <style:tab-stop style:position="0.4819in"/>
          <style:tab-stop style:position="0.9736in"/>
          <style:tab-stop style:position="1.4654in"/>
          <style:tab-stop style:position="1.9563in"/>
          <style:tab-stop style:position="2.448in"/>
          <style:tab-stop style:position="2.939in"/>
          <style:tab-stop style:position="3.4307in"/>
          <style:tab-stop style:position="3.9217in"/>
          <style:tab-stop style:position="4.4134in"/>
          <style:tab-stop style:position="4.9043in"/>
          <style:tab-stop style:position="5.3957in"/>
          <style:tab-stop style:position="5.8866in"/>
          <style:tab-stop style:position="6.3783in"/>
          <style:tab-stop style:position="6.8693in"/>
          <style:tab-stop style:position="7.361in"/>
          <style:tab-stop style:position="7.852in"/>
          <style:tab-stop style:position="8.3437in"/>
          <style:tab-stop style:position="8.8346in"/>
          <style:tab-stop style:position="9.3264in"/>
          <style:tab-stop style:position="9.8173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top="0in" fo:margin-bottom="0.0398in">
        <style:tab-stops>
          <style:tab-stop style:position="0.1665in"/>
          <style:tab-stop style:position="0.6575in"/>
          <style:tab-stop style:position="1.1492in"/>
          <style:tab-stop style:position="1.6402in"/>
          <style:tab-stop style:position="2.1319in"/>
          <style:tab-stop style:position="2.6228in"/>
          <style:tab-stop style:position="3.1146in"/>
          <style:tab-stop style:position="3.6055in"/>
          <style:tab-stop style:position="4.0965in"/>
          <style:tab-stop style:position="4.5882in"/>
          <style:tab-stop style:position="5.0799in"/>
          <style:tab-stop style:position="5.5709in"/>
          <style:tab-stop style:position="6.0626in"/>
          <style:tab-stop style:position="6.5535in"/>
          <style:tab-stop style:position="7.0453in"/>
          <style:tab-stop style:position="7.5362in"/>
          <style:tab-stop style:position="8.028in"/>
          <style:tab-stop style:position="8.5189in"/>
          <style:tab-stop style:position="9.0102in"/>
          <style:tab-stop style:position="9.501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1" fo:font-size="9pt" style:font-name-asian="StarSymbol1" style:font-size-asian="9pt" style:font-name-complex="StarSymbol1" style:font-size-complex="9pt"/>
    </style:style>
    <style:style style:name="Body_20_Text" style:display-name="Body Text" style:family="paragraph">
      <style:paragraph-properties fo:margin-top="0in" fo:margin-bottom="0.1472in" style:text-autospace="none"/>
      <style:text-properties fo:font-size="12pt" style:font-size-asian="12pt" style:font-size-complex="12pt"/>
    </style:style>
    <style:style style:name="heading_20_1" style:display-name="heading 1" style:family="paragraph">
      <style:paragraph-properties fo:margin-left="0in" fo:margin-right="0in" fo:margin-top="0.2937in" fo:margin-bottom="0.1472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6pt" fo:font-style="normal" fo:text-shadow="none" style:text-underline-style="none" fo:font-weight="bold" style:font-name-asian="Arial1" style:font-size-asian="16pt" style:font-style-asian="normal" style:font-weight-asian="bold" style:font-name-complex="Arial1" style:font-size-complex="16pt" style:font-style-complex="normal" style:font-weight-complex="bold" style:text-emphasiz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4-23T17:57:55</meta:creation-date>
    <dc:date>2009-04-26T16:00:29</dc:date>
    <meta:editing-cycles>18</meta:editing-cycles>
    <meta:editing-duration>PT02H34M06S</meta:editing-duration>
    <meta:document-statistic meta:table-count="0" meta:image-count="0" meta:object-count="0" meta:page-count="7" meta:paragraph-count="195" meta:word-count="1450" meta:character-count="13461"/>
    <meta:user-defined meta:name="Info 1"/>
    <meta:user-defined meta:name="Info 2"/>
    <meta:user-defined meta:name="Info 3"/>
    <meta:user-defined meta:name="Info 4"/>
  </office:meta>
</office:document-meta>
</file>